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m slots</text:p>
          </table:table-cell>
          <table:table-cell office:value-type="string" calcext:value-type="string">
            <text:p>RAM Typ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C multipli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sus Crossblade Ran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s/motherboard/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149.88 </text:p>
          </table:table-cell>
          <table:table-cell office:value-type="string" calcext:value-type="string">
            <text:p>1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SI A88XI AC V2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msi-motherboard-a88xiacv2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97.98</text:p>
          </table:table-cell>
          <table:table-cell office:value-type="string" calcext:value-type="string">
            <text:p>1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Rock FM2A88X-ITX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asrock-motherboard-fm2a88xitx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79.98</text:p>
          </table:table-cell>
          <table:table-cell office:value-type="string" calcext:value-type="string">
            <text:p>1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Rock FM2A88M PRO3+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asrock-motherboard-fm2a88mpro3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.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igabyte GA-F2A88XM-DS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gigabyte-motherboard-gaf2a88xmds2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1.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Rock FM2A88X Extreme6+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cpartpicker.com/part/asrock-motherboard-fm2a88xextreme6</text:p>
          </table:table-cell>
          <table:table-cell office:value-type="string" calcext:value-type="string">
            <text:p>FM2+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1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us X99-DELUXE/U3.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x99deluxeu31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379.99</text:p>
          </table:table-cell>
          <table:table-cell office:value-type="string" calcext:value-type="string">
            <text:p>1.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abyte GA-X99M-GAMING 5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x99mgaming5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53.98</text:p>
          </table:table-cell>
          <table:table-cell office:value-type="string" calcext:value-type="string">
            <text:p>1.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Rock Fatal1ty X99 Kill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fatal1tyx99xkiller31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63.98</text:p>
          </table:table-cell>
          <table:table-cell office:value-type="string" calcext:value-type="string">
            <text:p>1.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sRock X99 Extreme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xtreme4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74.98</text:p>
          </table:table-cell>
          <table:table-cell office:value-type="string" calcext:value-type="string">
            <text:p>1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SI X99A Raid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x99araider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92.98</text:p>
          </table:table-cell>
          <table:table-cell office:value-type="string" calcext:value-type="string">
            <text:p>1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SRock X99 Extreme6/a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xtreme6ac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33.98</text:p>
          </table:table-cell>
          <table:table-cell office:value-type="string" calcext:value-type="string">
            <text:p>1.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sus X99-M WS Micr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x99mws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263.99 </text:p>
          </table:table-cell>
          <table:table-cell office:value-type="string" calcext:value-type="string">
            <text:p>1.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VGA Micro 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evga-motherboard-131hee095kr</text:p>
          </table:table-cell>
          <table:table-cell office:value-type="string" calcext:value-type="string">
            <text:p>X99</text:p>
          </table:table-cell>
          <table:table-cell office:value-type="string" calcext:value-type="string">
            <text:p>179.99</text:p>
          </table:table-cell>
          <table:table-cell office:value-type="string" calcext:value-type="string">
            <text:p>1.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SRock X99E-ITX/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x99eitxac</text:p>
          </table:table-cell>
          <table:table-cell office:value-type="string" calcext:value-type="string">
            <text:p>X99</text:p>
          </table:table-cell>
          <table:table-cell table:style-name="ce2" office:value-type="string" calcext:value-type="string">
            <text:p><text:a xlink:href="http://pcpartpicker.com/mr/newegg/asrock-motherboard-x99eitxac" xlink:type="simple">243.98</text:a> </text:p>
          </table:table-cell>
          <table:table-cell office:value-type="string" calcext:value-type="string">
            <text:p>1.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I H110I P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10ipro</text:p>
          </table:table-cell>
          <table:table-cell office:value-type="float" office:value="1151" calcext:value-type="float">
            <text:p>11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Rock H110M-ITX/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h110mitxac</text:p>
          </table:table-cell>
          <table:table-cell office:value-type="float" office:value="1151" calcext:value-type="float">
            <text:p>11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SI H170I Pro 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70iproac</text:p>
          </table:table-cell>
          <table:table-cell office:value-type="float" office:value="1151" calcext:value-type="float">
            <text:p>115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.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igabyte GA-H170N-WIF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h170nwifi</text:p>
          </table:table-cell>
          <table:table-cell office:value-type="float" office:value="1151" calcext:value-type="float">
            <text:p>115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I H110M PRO-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10mprod</text:p>
          </table:table-cell>
          <table:table-cell office:value-type="float" office:value="1151" calcext:value-type="float">
            <text:p>11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Rock H170M Pro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h170mpro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91.98</text:p>
          </table:table-cell>
          <table:table-cell office:value-type="string" calcext:value-type="string">
            <text:p>1.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sus B150M-A Micro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b150ma</text:p>
          </table:table-cell>
          <table:table-cell office:value-type="float" office:value="1151" calcext:value-type="float">
            <text:p>1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Rock B150M Pro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b150mpro4</text:p>
          </table:table-cell>
          <table:table-cell office:value-type="float" office:value="1151" calcext:value-type="float">
            <text:p>11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gabyte GA-B150M-D3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b150md3h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57.98</text:p>
          </table:table-cell>
          <table:table-cell office:value-type="string" calcext:value-type="string">
            <text:p>1.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MSI H170 Gaming M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70gamingm3</text:p>
          </table:table-cell>
          <table:table-cell office:value-type="float" office:value="1151" calcext:value-type="float">
            <text:p>11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Default" office:value-type="string" calcext:value-type="string">
            <text:p>Asus H170-PR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h170pro</text:p>
          </table:table-cell>
          <table:table-cell office:value-type="float" office:value="1151" calcext:value-type="float">
            <text:p>11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MSI H170A PC M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h170apcmate</text:p>
          </table:table-cell>
          <table:table-cell office:value-type="float" office:value="1151" calcext:value-type="float">
            <text:p>1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ASRock H170A-X1/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h170ax131</text:p>
          </table:table-cell>
          <table:table-cell office:value-type="float" office:value="1151" calcext:value-type="float">
            <text:p>1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 office:value-type="string" calcext:value-type="string">
            <text:p>Gigabyte G1.Sniper B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1sniperb7rev10</text:p>
          </table:table-cell>
          <table:table-cell office:value-type="float" office:value="1151" calcext:value-type="float">
            <text:p>115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sus Maximus VIII Formul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formula</text:p>
          </table:table-cell>
          <table:table-cell office:value-type="string" calcext:value-type="string">
            <text:p>1151OC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.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SI Z170A Gaming M9 A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z170agamingm9ack</text:p>
          </table:table-cell>
          <table:table-cell office:value-type="string" calcext:value-type="string">
            <text:p>1151OC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us Maximus VIII Ran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ranger</text:p>
          </table:table-cell>
          <table:table-cell office:value-type="string" calcext:value-type="string">
            <text:p>1151O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Gigabyte GA-Z170X-UD5 T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xud5th</text:p>
          </table:table-cell>
          <table:table-cell office:value-type="string" calcext:value-type="string">
            <text:p>1151O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.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SI Z170A PC M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msi-motherboard-z170apcmate</text:p>
          </table:table-cell>
          <table:table-cell office:value-type="string" calcext:value-type="string">
            <text:p>1151O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Gigabyte GA-Z170X-Gaming 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xgaming3</text:p>
          </table:table-cell>
          <table:table-cell office:value-type="string" calcext:value-type="string">
            <text:p>1151O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sRock Z170 Extreme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z170extreme4</text:p>
          </table:table-cell>
          <table:table-cell office:value-type="string" calcext:value-type="string">
            <text:p>1151O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sus Z170 Pro Ga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z170progaming</text:p>
          </table:table-cell>
          <table:table-cell office:value-type="string" calcext:value-type="string">
            <text:p>1151OC</text:p>
          </table:table-cell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.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sus Maximus VIII Ge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gene</text:p>
          </table:table-cell>
          <table:table-cell office:value-type="string" calcext:value-type="string">
            <text:p>1151O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.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Default" office:value-type="string" calcext:value-type="string">
            <text:p>ASRock Z170M Extreme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asrock-motherboard-z170mextreme4</text:p>
          </table:table-cell>
          <table:table-cell office:value-type="string" calcext:value-type="string">
            <text:p>1151OC</text:p>
          </table:table-cell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1.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gabyte GA-Z170MX-Gaming 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mxgaming5</text:p>
          </table:table-cell>
          <table:table-cell office:value-type="string" calcext:value-type="string">
            <text:p>1151O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.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Default" office:value-type="string" calcext:value-type="string">
            <text:p>Asus Maximus VIII Impa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asus-motherboard-maximusviiiimpact</text:p>
          </table:table-cell>
          <table:table-cell office:value-type="string" calcext:value-type="string">
            <text:p>1151OC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>
            <text:p>Gigabyte GA-Z170N-Gaming 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gigabyte-motherboard-gaz170ngaming5</text:p>
          </table:table-cell>
          <table:table-cell office:value-type="string" calcext:value-type="string">
            <text:p>1151O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.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EVGA Z170 Stin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pcpartpicker.com/part/evga-motherboard-111sse172kr</text:p>
          </table:table-cell>
          <table:table-cell office:value-type="string" calcext:value-type="string">
            <text:p>1151O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.34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 style:data-style-name="N2" text:time-value="17:17:12.49755403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9:26:17.274000000</meta:creation-date>
    <meta:generator>LibreOffice/5.1.2.2$Linux_X86_64 LibreOffice_project/10m0$Build-2</meta:generator>
    <dc:date>2016-05-08T17:01:26.011261079</dc:date>
    <meta:editing-duration>PT4H59M48S</meta:editing-duration>
    <meta:editing-cycles>34</meta:editing-cycles>
    <meta:document-statistic meta:table-count="1" meta:cell-count="396" meta:object-count="0"/>
  </office:meta>
</office:document-meta>
</file>